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24e4" officeooo:paragraph-rsid="000d24e4"/>
    </style:style>
    <style:style style:name="P2" style:family="paragraph" style:parent-style-name="Standard">
      <style:paragraph-properties fo:text-align="start" style:justify-single-word="false"/>
      <style:text-properties officeooo:rsid="000d24e4" officeooo:paragraph-rsid="000d24e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24e4" officeooo:paragraph-rsid="000d24e4"/>
    </style:style>
    <style:style style:name="P4" style:family="paragraph" style:parent-style-name="Standard">
      <style:paragraph-properties fo:text-align="start" style:justify-single-word="false"/>
      <style:text-properties officeooo:rsid="000d24e4" officeooo:paragraph-rsid="000d24e4"/>
    </style:style>
    <style:style style:name="T1" style:family="text">
      <style:text-properties officeooo:rsid="000fe7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<text:s/>Add context model diagram pending</text:p>
      <text:p text:style-name="P2">2) <text:s/>Register a property page.(from)</text:p>
      <text:p text:style-name="P2">3) <text:s/>Add a profile page.(from)</text:p>
      <text:p text:style-name="P2">4) <text:s/>Property details page.</text:p>
      <text:p text:style-name="P2">5) <text:s/>Edit profile page.(from)</text:p>
      <text:p text:style-name="P2">6) <text:s/>Admin dashboard page.(form+view)</text:p>
      <text:p text:style-name="P2">7) <text:s/>Notifications page.(view)</text:p>
      <text:p text:style-name="P2">8) <text:s/>Messages Page.(form+view)(optional)</text:p>
      <text:p text:style-name="P2">9) <text:s/>Auction form.(from+view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1:37:30.565942613</meta:creation-date>
    <dc:date>2022-12-07T02:21:35.673517814</dc:date>
    <meta:editing-duration>PT21M58S</meta:editing-duration>
    <meta:editing-cycles>3</meta:editing-cycles>
    <meta:generator>LibreOffice/7.4.3.2$Linux_X86_64 LibreOffice_project/1048a8393ae2eeec98dff31b5c133c5f1d08b890</meta:generator>
    <meta:document-statistic meta:table-count="0" meta:image-count="0" meta:object-count="0" meta:page-count="1" meta:paragraph-count="9" meta:word-count="37" meta:character-count="287" meta:non-whitespace-character-count="250"/>
  </office:meta>
</office:document-meta>
</file>